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0.37cm"/>
          <style:tab-stop style:position="1.058cm"/>
          <style:tab-stop style:position="7.5cm" style:type="center"/>
        </style:tab-stops>
      </style:paragraph-properties>
      <style:text-properties fo:font-size="18pt" style:font-size-asian="18pt" style:font-size-complex="18pt"/>
    </style:style>
    <style:style style:name="P2" style:family="paragraph" style:parent-style-name="Standard">
      <style:paragraph-properties fo:margin-left="1.905cm" fo:margin-right="0cm" fo:margin-top="0.494cm" fo:margin-bottom="0.494cm" loext:contextual-spacing="false" fo:text-indent="0cm" style:auto-text-indent="false"/>
    </style:style>
    <style:style style:name="P3" style:family="paragraph" style:parent-style-name="Standard">
      <style:paragraph-properties fo:margin-left="1.905cm" fo:margin-right="0cm" fo:margin-top="0.494cm" fo:margin-bottom="0.494cm" loext:contextual-spacing="false" fo:text-indent="0cm" style:auto-text-indent="false"/>
      <style:text-properties style:font-name="Arial" style:font-name-complex="Arial"/>
    </style:style>
    <style:style style:name="P4" style:family="paragraph" style:parent-style-name="Standard">
      <style:paragraph-properties fo:margin-left="0.635cm" fo:margin-right="0cm" fo:text-indent="0cm" style:auto-text-indent="false"/>
    </style:style>
    <style:style style:name="P5" style:family="paragraph" style:parent-style-name="Standard">
      <style:paragraph-properties fo:margin-left="0.635cm" fo:margin-right="0cm" fo:text-indent="0cm" style:auto-text-indent="false"/>
      <style:text-properties fo:language="en" fo:country="US"/>
    </style:style>
    <style:style style:name="P6" style:family="paragraph" style:parent-style-name="Standard">
      <style:paragraph-properties fo:margin-top="0.494cm" fo:margin-bottom="0.494cm" loext:contextual-spacing="false"/>
      <style:text-properties fo:font-size="18pt" style:font-size-asian="18pt" style:font-size-complex="18pt"/>
    </style:style>
    <style:style style:name="P7" style:family="paragraph" style:parent-style-name="Standard" style:list-style-name="">
      <style:paragraph-properties fo:margin-top="0.494cm" fo:margin-bottom="0.494cm" loext:contextual-spacing="false" fo:line-height="100%"/>
      <style:text-properties fo:font-size="18pt" style:font-size-asian="18pt" style:font-name-complex="Arial" style:font-size-complex="18pt"/>
    </style:style>
    <style:style style:name="P8" style:family="paragraph" style:parent-style-name="Standard" style:list-style-name="">
      <style:paragraph-properties fo:margin-top="0.494cm" fo:margin-bottom="0.494cm" loext:contextual-spacing="false" fo:line-height="100%" fo:text-align="justify" style:justify-single-word="false"/>
      <style:text-properties fo:color="#333333" fo:letter-spacing="-0.026cm" style:font-name-asian="Times New Roman" style:language-asian="es" style:country-asian="ES" style:font-name-complex="Arial"/>
    </style:style>
    <style:style style:name="P9" style:family="paragraph" style:parent-style-name="Standard" style:list-style-name="WW8Num3"/>
    <style:style style:name="P10" style:family="paragraph" style:parent-style-name="Standard" style:list-style-name="WW8Num3">
      <style:text-properties fo:language="en" fo:country="US"/>
    </style:style>
    <style:style style:name="P11" style:family="paragraph" style:parent-style-name="Standard" style:list-style-name="WW8Num3">
      <style:paragraph-properties fo:margin-left="0.25cm" fo:margin-right="0cm" fo:text-indent="-0.635cm" style:auto-text-indent="false"/>
      <style:text-properties fo:font-weight="bold" style:font-weight-asian="bold"/>
    </style:style>
    <style:style style:name="P12" style:family="paragraph" style:parent-style-name="Standard" style:list-style-name="WW8Num2">
      <style:paragraph-properties fo:margin-left="1.251cm" fo:margin-right="0cm" fo:text-indent="-0.635cm" style:auto-text-indent="false"/>
    </style:style>
    <style:style style:name="P13" style:family="paragraph" style:parent-style-name="Standard">
      <style:paragraph-properties fo:margin-top="0cm" fo:margin-bottom="0.635cm" loext:contextual-spacing="false" fo:line-height="135%" fo:text-align="justify" style:justify-single-word="false"/>
      <style:text-properties fo:color="#333333" style:font-name-asian="Times New Roman" style:language-asian="es" style:country-asian="ES" style:font-name-complex="Arial"/>
    </style:style>
    <style:style style:name="P14" style:family="paragraph" style:parent-style-name="Standard" style:master-page-name="Standard">
      <style:paragraph-properties style:page-number="auto"/>
      <style:text-properties officeooo:paragraph-rsid="0004a606"/>
    </style:style>
    <style:style style:name="P15" style:family="paragraph" style:parent-style-name="Heading_20_4">
      <style:text-properties fo:color="#ff6600" style:font-name="Calibri" fo:font-size="11pt" fo:language="es" fo:country="ES" fo:font-weight="normal" style:font-size-asian="11pt" style:font-weight-asian="normal" style:font-name-complex="Calibri" style:font-size-complex="11pt"/>
    </style:style>
    <style:style style:name="P16" style:family="paragraph" style:parent-style-name="Heading_20_4">
      <style:text-properties fo:color="#ff6600" style:font-name="Calibri" fo:font-size="11pt" style:font-size-asian="11pt" style:font-name-complex="Calibri" style:font-size-complex="11pt"/>
    </style:style>
    <style:style style:name="P17" style:family="paragraph" style:parent-style-name="Párrafo_20_de_20_lista" style:list-style-name="WW8Num1">
      <style:paragraph-properties fo:text-align="start" style:justify-single-word="false"/>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officeooo:rsid="0002f10c" style:font-size-asian="14pt" style:font-name-complex="Arial" style:font-size-complex="14pt"/>
    </style:style>
    <style:style style:name="T3" style:family="text">
      <style:text-properties style:font-name="Arial" style:font-name-complex="Arial"/>
    </style:style>
    <style:style style:name="T4" style:family="text">
      <style:text-properties style:font-name="Arial" style:font-name-asian="Arial" style:font-name-complex="Arial"/>
    </style:style>
    <style:style style:name="T5" style:family="text">
      <style:text-properties style:font-name-asian="Arial"/>
    </style:style>
    <style:style style:name="T6" style:family="text">
      <style:text-properties style:font-name-complex="Calibri"/>
    </style:style>
    <style:style style:name="T7" style:family="text">
      <style:text-properties fo:color="#000000" fo:language="es" fo:country="ES" fo:font-weight="bold" style:font-weight-asian="bold" style:font-size-complex="12pt"/>
    </style:style>
    <style:style style:name="T8" style:family="text">
      <style:text-properties fo:color="#000000" fo:language="es" fo:country="ES" fo:font-weight="bold" style:font-weight-asian="bold" style:font-name-complex="Calibri" style:font-size-complex="12pt"/>
    </style:style>
    <style:style style:name="T9" style:family="text">
      <style:text-properties fo:color="#222222" fo:language="es" fo:country="ES" fo:background-color="#ffffff" loext:char-shading-value="0" style:font-name-complex="Calibri" style:font-size-complex="12pt"/>
    </style:style>
    <style:style style:name="T10" style:family="text">
      <style:text-properties fo:color="#222222" fo:language="es" fo:country="ES" fo:background-color="#ffffff" loext:char-shading-value="0" style:font-name-complex="Calibri" style:font-size-complex="12pt" style:font-weight-complex="bold"/>
    </style:style>
    <style:style style:name="T11" style:family="text">
      <style:text-properties fo:color="#222222" fo:language="es" fo:country="ES" fo:font-weight="bold" fo:background-color="#ffffff" loext:char-shading-value="0" style:font-weight-asian="bold" style:font-name-complex="Calibri" style:font-size-complex="12pt" style:font-weight-complex="bold"/>
    </style:style>
    <style:style style:name="T12" style:family="text">
      <style:text-properties fo:color="#222222" style:font-name="Helvetica" fo:font-size="10pt" fo:language="es" fo:country="ES" fo:background-color="#ffffff" loext:char-shading-value="0" style:font-size-asian="10pt" style:font-name-complex="Helvetica" style:font-size-complex="10pt"/>
    </style:style>
    <style:style style:name="T13" style:family="text">
      <style:text-properties style:font-name="Calibri" fo:font-size="14pt" fo:language="es" fo:country="ES" officeooo:rsid="0004e481" style:font-size-asian="14pt" style:font-name-complex="Arial"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Unidad </text:span><text:span text:style-name="T2">8</text:span><text:span text:style-name="T1"> <text:s/></text:span><text:span text:style-name="T13">Explotación de aplicaciones informáticas de propósito general</text:span><text:span text:style-name="T1"> <text:s/></text:span></text:p>
      <text:p text:style-name="P2"><text:span text:style-name="T4">− </text:span><text:span text:style-name="T3">Herramientas ofimáticas.</text:span></text:p>
      <text:p text:style-name="P3"><text:span text:style-name="T5">− </text:span>Herramientas de Internet.</text:p>
      <text:p text:style-name="P3"><text:span text:style-name="T5">− </text:span>Utilidades de propósito general: antivirus, recuperación de datos y mantenimiento del sistema, entre otros.</text:p>
      <text:p text:style-name="P6">1.- Herramientas ofimáticas</text:p>
      <text:list xml:id="list8185299608792299471" text:style-name="WW8Num3">
        <text:list-item>
          <text:p text:style-name="P11">Procesadores de texto </text:p>
        </text:list-item>
      </text:list>
      <text:p text:style-name="P4">Son <text:s/>programas <text:s/>que nos permiten procesar texto para: </text:p>
      <text:list xml:id="list2630606599970768575" text:style-name="WW8Num2">
        <text:list-item>
          <text:p text:style-name="P12"><text:span text:style-name="T6"><text:s/></text:span>Crear documentos <text:s/>en texto </text:p>
        </text:list-item>
      </text:list>
      <text:list xml:id="list102609973229648" text:continue-list="list8185299608792299471" text:style-name="WW8Num3">
        <text:list-item>
          <text:p text:style-name="P9"><text:span text:style-name="T6"><text:s/></text:span>Puede darse formato al texto: Diversas fuentes, tamaño, estilos, color, etc. </text:p>
        </text:list-item>
        <text:list-item>
          <text:p text:style-name="P9">Otros formatos como: <text:s/>Espaciados, sangrías, alineaciones, bordes,etc.</text:p>
        </text:list-item>
        <text:list-item>
          <text:p text:style-name="P9"><text:span text:style-name="T6"><text:s/></text:span>Suelen permitir la agregación de imágenes, gráficos e incluso sonido a los documentos </text:p>
        </text:list-item>
        <text:list-item>
          <text:p text:style-name="P9">Programas de aplicación más utilizados .: Word, Writer, WordPerfect,etc </text:p>
        </text:list-item>
        <text:list-item>
          <text:p text:style-name="P11">Hojas de cálculo </text:p>
        </text:list-item>
        <text:list-item>
          <text:p text:style-name="P9"><text:span text:style-name="T6"><text:s/></text:span>Permiten manipular, calcular y analizar conjuntos de datos numéricos </text:p>
        </text:list-item>
        <text:list-item>
          <text:p text:style-name="P9"><text:span text:style-name="T6"><text:s/></text:span>El formato de una hoja de cálculo es una matriz bidimensional compuesta de columnas y filas. </text:p>
        </text:list-item>
        <text:list-item>
          <text:p text:style-name="P9"><text:span text:style-name="T6"><text:s/></text:span>Una celda puede almacenar texto, valores o fórmulas </text:p>
        </text:list-item>
        <text:list-item>
          <text:p text:style-name="P9"><text:span text:style-name="T6"><text:s/></text:span>Una fórmula permite crear un valor basado en los valores de otras celdas. </text:p>
        </text:list-item>
        <text:list-item>
          <text:p text:style-name="P9"><text:span text:style-name="T6"><text:s/></text:span>Pueden incluirse gráficas basadas en los datos contenidos en las celdas </text:p>
        </text:list-item>
        <text:list-item>
          <text:p text:style-name="P10"><text:span text:style-name="T6"><text:s/></text:span>Ej.: Excel, Calc, Quattro Pro, Kspread</text:p>
        </text:list-item>
      </text:list>
      <text:p text:style-name="P5"/>
      <text:list xml:id="list102611987435012" text:continue-numbering="true" text:style-name="WW8Num3">
        <text:list-item>
          <text:p text:style-name="P11">Bases de datos </text:p>
        </text:list-item>
        <text:list-item>
          <text:p text:style-name="P9"><text:span text:style-name="T6"><text:s/></text:span>Almacén organizado de elementos o hechos afines </text:p>
        </text:list-item>
        <text:list-item>
          <text:p text:style-name="P9"><text:span text:style-name="T6"><text:s/></text:span>Proporcionan herramientas de administración para recuperar, modificar, eliminar e insertar datos </text:p>
        </text:list-item>
        <text:list-item>
          <text:p text:style-name="P9"><text:span text:style-name="T6"><text:s/></text:span>Muy útiles para grandes organizaciones en el manejo de grandes volúmenes de datos </text:p>
        </text:list-item>
        <text:list-item>
          <text:p text:style-name="P9"><text:soft-page-break/>A nivel usuario es útil para mantener listas de direcciones, gastos personales, etc. </text:p>
        </text:list-item>
        <text:list-item>
          <text:p text:style-name="P10"><text:span text:style-name="T6"><text:s/></text:span>Ej.: Access, Base, Approach, mySQL </text:p>
        </text:list-item>
        <text:list-item>
          <text:p text:style-name="P11">Gráficos </text:p>
        </text:list-item>
        <text:list-item>
          <text:p text:style-name="P9"><text:span text:style-name="T6"><text:s/></text:span>Resultados de la manipulación de datos </text:p>
        </text:list-item>
        <text:list-item>
          <text:p text:style-name="P9"><text:span text:style-name="T6"><text:s/></text:span>Permiten facilitar su análisis, presentación e ilustración </text:p>
        </text:list-item>
        <text:list-item>
          <text:p text:style-name="P9"><text:span text:style-name="T6"><text:s/></text:span>Tipos de programas gráficos: <text:s/>Gráficos analíticos , gráficas de barras, líneas o pastel , gráficos de presentación </text:p>
        </text:list-item>
        <text:list-item>
          <text:p text:style-name="P9"><text:span text:style-name="T6"><text:s/></text:span>Suele ser utilizada como apoyo en conferencias </text:p>
        </text:list-item>
        <text:list-item>
          <text:p text:style-name="P9"><text:span text:style-name="T6"><text:s/></text:span>Programas de dibujo </text:p>
        </text:list-item>
        <text:list-item>
          <text:p text:style-name="P9"><text:span text:style-name="T6"><text:s/></text:span>Para crear atractivos y sofisticados diseños artísticos para usar en publicaciones </text:p>
        </text:list-item>
        <text:list-item>
          <text:p text:style-name="P10"><text:span text:style-name="T6"><text:s/></text:span>Ej.: PowerPoint, Impress, Freehand, Adobe Illustrator</text:p>
        </text:list-item>
      </text:list>
      <text:h text:style-name="P7" text:outline-level="1">2.- Herramientas de Internet</text:h>
      <text:p text:style-name="P13">Las herramientas que proporciona Windows 7 e Internet Explorer 8 para una navegación por Internet más segura, como el filtro phishing, el Centro de actividades, el firewall, Windows Defender o las actualizaciones automáticas. También están las herramientas para proteger a los niños de contenido no deseado (asesor de contenido y control parental), así como la necesidad de instalar un antivirus y saber utilizarlo. </text:p>
      <text:h text:style-name="P8" text:outline-level="2">Bloquear contenido no deseado de Internet</text:h>
      <text:p text:style-name="P13">La opción del Asesor de contenido de Internet Explorer y el Control parental de Windows como medios para controlar el contenido al que pueden acceder los niños en Internet o respecto de los juegos y aplicaciones que utilizan. El concepto de phishing y el filtro que viene con Internet Explorer para evitar sitios web fraudulentos, así como la navegación privada con este navegador.</text:p>
      <text:h text:style-name="P8" text:outline-level="2">El Centro de actividades</text:h>
      <text:p text:style-name="P13">Las herramientas de seguridad y mantenimiento incorporadas en Windows 7: el Centro de actividades; firewall o cortafuegos; actualizaciones automáticas; programas antimalware, como Windows Defender, que permite detectar y eliminar spyware; y configuración adicional de seguridad, como las zonas de seguridad de Internet Explorer.</text:p>
      <text:h text:style-name="P8" text:outline-level="2">Virus</text:h>
      <text:p text:style-name="P13"><text:soft-page-break/>Ante la presencia de posibles <text:s/>virus se ve <text:s/>la necesidad de disponer de un software antivirus <text:s/>continuamente actualizado para que sea realmente efectivo.</text:p>
      <text:h text:style-name="P8" text:outline-level="2">Correo electrónico </text:h>
      <text:p text:style-name="P13">El funcionamiento básico de la aplicación de correo electrónico Windows Live Mail, proporcionada por Microsoft nos permite: cómo configurar una cuenta de correo electrónico, cómo redactar mensajes incluyendo el/los destinatario/s, cómo insertar o adjuntar archivos junto a los mensajes, agregar contactos, responder , reenviar mensajes, etc.</text:p>
      <text:p text:style-name="P1">3.- Herramientas de Seguridad de Windows 7</text:p>
      <text:list xml:id="list7620640720982976367" text:style-name="WW8Num1">
        <text:list-item>
          <text:p text:style-name="P17"><text:span text:style-name="T7">UAC (User Account Control): </text:span><text:span text:style-name="T9">Se trata de una herramienta fiable que nos</text:span><text:span text:style-name="apple-converted-space"><text:span text:style-name="T9"> alerta</text:span></text:span><text:span text:style-name="T9"> de cualquier cambio</text:span><text:span text:style-name="apple-converted-space"><text:span text:style-name="T9"> sospechoso </text:span></text:span><text:span text:style-name="T9">en el</text:span><text:span text:style-name="apple-converted-space"><text:span text:style-name="T9"> sistema</text:span></text:span><text:span text:style-name="T9"> y nos pide una confirmación para realizarlo. UAC es útil protegiendo el equipo contra todo tipo de malware.</text:span><text:span text:style-name="apple-converted-space"><text:span text:style-name="T12"> </text:span></text:span></text:p>
        </text:list-item>
        <text:list-item>
          <text:p text:style-name="P17"><text:span text:style-name="T7">Firewall: </text:span><text:span text:style-name="T9">Windows 7 puede presumir de disponer de un buen firewall por defecto. Si bien no tiene opciones tan complejas como los firewall comerciales, tiene una efectividad suficiente para la mayoría de los casos.</text:span></text:p>
        </text:list-item>
        <text:list-item>
          <text:p text:style-name="P17"><text:span text:style-name="T7">Actualizaciones automáticas: </text:span><text:span text:style-name="T9">Las actualizaciones automáticas deben estar siempre</text:span><text:span text:style-name="apple-converted-space"><text:span text:style-name="T9"> activadas</text:span></text:span><text:span text:style-name="T9">, su beneficio es enorme y mantendrá nuestro sistema actualizado y</text:span><text:span text:style-name="apple-converted-space"><text:span text:style-name="T9"> seguro de forma automática.</text:span></text:span></text:p>
        </text:list-item>
        <text:list-item>
          <text:p text:style-name="P17"><text:span text:style-name="T7">Centro de actividades:</text:span><text:span text:style-name="T8"> </text:span><text:span text:style-name="T9">El centro de actividades es una herramienta que se ejecuta en segundo plano cuyo cometido es informarnos de fenómenos que requieran nuestra acción, por ejemplo, cuando el antivirus esté desactualizado. El Centro de actividades se manifiesta mediante una bandera con una cruz roja en el Área de notificación en el Área de tareas.</text:span><text:span text:style-name="apple-converted-space"><text:span text:style-name="T12"> </text:span></text:span></text:p>
        </text:list-item>
        <text:list-item>
          <text:p text:style-name="P17"><text:span text:style-name="T7">Windows defender:</text:span><text:span text:style-name="T8"> </text:span><text:span text:style-name="T9">Se trata de otra herramienta para luchar contra el malware y spyware, ya tiene su tiempo y no es nueva en Windows 7, sin embargo, sigue sirviendo de utilidad en muchos casos de amenazas. No es un antivirus y sirve como complemente al mismo.</text:span><text:span text:style-name="apple-converted-space"><text:span text:style-name="T12"> </text:span></text:span></text:p>
        </text:list-item>
        <text:list-item>
          <text:p text:style-name="P17"><text:span text:style-name="T7">Control parental:</text:span><text:span text:style-name="T8"> </text:span><text:span text:style-name="T9">Windows 7 también incluye un control parental de manera integrada. Con esta herramienta podremos controlar que no se realicen en el equipo determinadas acciones o limitar el tiempo de ellos, por ejemplo el de conexión a Internet, así como bloquear determinadas aplicaciones o páginas web.</text:span></text:p>
        </text:list-item>
        <text:list-item>
          <text:p text:style-name="P17"><text:span text:style-name="T7">BitLocker:</text:span><text:span text:style-name="T8"> </text:span><text:span text:style-name="T9">El sistema operativo demuestra su capacidad con otra herramienta integrada muy interesante, sólo para la versión Ultimate, se trata de un</text:span><text:span text:style-name="apple-converted-space"><text:span text:style-name="T9"> encriptado de unidades de disco duro </text:span></text:span><text:span text:style-name="T9">que protege la información contra robo. Además, si el equipo cuenta con un chip</text:span><text:span text:style-name="apple-converted-space"><text:span text:style-name="T9"> TPM</text:span></text:span><text:span text:style-name="T9">, las contraseñas se almacenarán con una seguridad casi </text:span><text:soft-page-break/><text:span text:style-name="T9">infranqueable</text:span><text:span text:style-name="T11">. </text:span><text:span text:style-name="T10">BitLocker To Go de Windows 7</text:span><text:span text:style-name="T9">, además permite proteger</text:span><text:span text:style-name="apple-converted-space"><text:span text:style-name="T9"> unidades extraíbles</text:span></text:span><text:span text:style-name="T9">, que nos mantendrá seguros frente a fugas de informaciones.</text:span><text:span text:style-name="apple-converted-space"><text:span text:style-name="T12"> </text:span></text:span></text:p>
        </text:list-item>
        <text:list-item>
          <text:p text:style-name="P17"><text:span text:style-name="T7">Configuración de perfiles de red:</text:span><text:span text:style-name="T8"> </text:span><text:span text:style-name="T9">Existen</text:span><text:span text:style-name="apple-converted-space"><text:span text:style-name="T9"> </text:span></text:span><text:span text:style-name="T10">tres perfiles de red</text:span><text:span text:style-name="apple-converted-space"><text:span text:style-name="T9"> </text:span></text:span><text:span text:style-name="T9">a la hora de conectarnos a las diferentes redes disponibles, tanto de forma inalámbrica como por cable de red. Son:</text:span><text:span text:style-name="apple-converted-space"><text:span text:style-name="T9"> </text:span></text:span><text:span text:style-name="T10">Trabajo</text:span><text:span text:style-name="T11"> </text:span><text:span text:style-name="T10">Casa</text:span><text:span text:style-name="T11"> </text:span><text:span text:style-name="T10">y</text:span><text:span text:style-name="T11"> </text:span><text:span text:style-name="T10">Público</text:span><text:span text:style-name="T9">, una vez asociado el tipo de red a una determinada red, la configuración se mantendrá hasta que se cambie.</text:span><text:span text:style-name="apple-converted-space"><text:span text:style-name="T12"> </text:span></text:span></text:p>
        </text:list-item>
        <text:list-item>
          <text:p text:style-name="P17"><text:span text:style-name="T7">Crear un disco de reparación:</text:span><text:span text:style-name="T8"> </text:span><text:span text:style-name="T9">Un disco de</text:span><text:span text:style-name="apple-converted-space"><text:span text:style-name="T9"> </text:span></text:span><text:span text:style-name="T10">reparación</text:span><text:span text:style-name="apple-converted-space"><text:span text:style-name="T9"> </text:span></text:span><text:span text:style-name="T9">del sistema es un buen</text:span><text:span text:style-name="apple-converted-space"><text:span text:style-name="T11"> </text:span></text:span><text:span text:style-name="T10">salvavidas</text:span><text:span text:style-name="apple-converted-space"><text:span text:style-name="T11"> </text:span></text:span><text:span text:style-name="T9">ante cualquier desastre informático. Windows 7, de nuevo de manera integrada, ofrece una solución en este sentido y de manera sencilla.</text:span><text:span text:style-name="apple-converted-space"><text:span text:style-name="T12"> </text:span></text:span></text:p>
        </text:list-item>
      </text:list>
      <text:h text:style-name="P15" text:outline-level="4"/>
      <text:h text:style-name="P16" text:outline-level="4"/>
      <text:h text:style-name="P16"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style:font-name="Times New Roman" fo:font-family="'Times New Roman'" style:font-family-generic="roman" style:font-pitch="variable" fo:font-size="24pt" fo:letter-spacing="-0.026cm"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fo:line-height="100%"/>
      <style:text-properties style:font-name="Times New Roman" fo:font-family="'Times New Roman'" style:font-family-generic="roman" style:font-pitch="variable" fo:font-size="15pt" fo:letter-spacing="-0.026cm"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4" style:display-name="Heading 4" style:family="paragraph" style:parent-style-name="Standard" style:next-style-name="Text_20_body" style:default-outline-level="4"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Normal_20__28_Web_29_" style:display-name="Normal (Web)" style:family="paragraph" style:parent-style-name="Standard">
      <style:paragraph-properties fo:margin-top="0cm" fo:margin-bottom="0.635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árrafo_20_de_20_lista" style:display-name="Párrafo de lista" style:family="paragraph" style:parent-style-name="Standard">
      <style:paragraph-properties fo:margin-left="1.27cm" fo:margin-right="0cm" fo:margin-top="0cm" fo:margin-bottom="0.353cm" loext:contextual-spacing="true" fo:text-align="justify" style:justify-single-word="false" fo:text-indent="0cm" style:auto-text-indent="false"/>
      <style:text-properties style:font-name="Cambria" fo:font-family="Cambria" style:font-family-generic="roman"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language-complex="en" style:country-complex="U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style:font-name="Symbol" fo:font-family="Symbol" style:font-family-generic="roman" style:font-pitch="variable" fo:language="es" fo:country="E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Times New Roman" fo:font-family="'Times New Roman'" style:font-family-generic="roman" style:font-pitch="variable" fo:font-size="24pt" fo:letter-spacing="-0.026cm"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5pt" fo:letter-spacing="-0.026cm"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Título_20_4_20_Car" style:display-name="Título 4 Car" style:family="text" style:parent-style-name="Fuente_20_de_20_párrafo_20_predeter.">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Internet_20_link" style:display-name="Internet link" style:family="text" style:parent-style-name="Fuente_20_de_20_párrafo_20_predeter.">
      <style:text-properties fo:color="#d09812" style:text-line-through-style="none" style:text-line-through-type="none" style:text-underline-style="none"/>
    </style:style>
    <style:style style:name="apple-converted-space"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ntiago</meta:initial-creator>
    <meta:creation-date>2013-03-06T12:00:00</meta:creation-date>
    <dc:date>2016-03-01T10:26:09.501000000</dc:date>
    <meta:editing-cycles>14</meta:editing-cycles>
    <meta:editing-duration>PT54M24S</meta:editing-duration>
    <meta:generator>LibreOffice/5.0.1.2$Windows_x86 LibreOffice_project/81898c9f5c0d43f3473ba111d7b351050be20261</meta:generator>
    <meta:document-statistic meta:table-count="0" meta:image-count="0" meta:object-count="0" meta:page-count="4" meta:paragraph-count="53" meta:word-count="968" meta:character-count="6256" meta:non-whitespace-character-count="5313"/>
  </office:meta>
</office:document-meta>
</file>